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6.417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317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6.667cm" svg:x="8.62cm" svg:y="7.3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0.918cm" svg:height="11.459cm" draw:transform="skewX (0.0148352986419519) rotate (1.88635185555547) translate (3.38861654828199cm 11.3797534709717cm)" svg:viewBox="0 0 10919 11460" svg:d="M0 11460c7348-1 10919-11460 10919-11460">
          <text:p/>
        </draw:path>
        <draw:path draw:style-name="gr4" draw:text-style-name="P1" draw:layer="layout" svg:width="16.131cm" svg:height="6.142cm" draw:transform="skewX (-0.643502895210309) rotate (-1.46276044609645) translate (5.61055609432474cm -2.33792342318146cm)" svg:viewBox="0 0 16132 6143" svg:d="M0 6143c10857 1 16132-6143 16132-6143">
          <text:p/>
        </draw:path>
        <draw:path draw:style-name="gr4" draw:text-style-name="P1" draw:layer="layout" svg:width="16.088cm" svg:height="4.649cm" draw:transform="skewX (-0.809134641224571) rotate (-1.48894038487636) translate (4.23551912416194cm -2.33377338601656cm)" svg:viewBox="0 0 16089 4650" svg:d="M0 4650c10828 2 16089-4650 16089-4650">
          <text:p/>
        </draw:path>
        <draw:path draw:style-name="gr3" draw:text-style-name="P1" draw:layer="layout" svg:width="16.519cm" svg:height="11.005cm" draw:transform="skewX (-0.288502925354663) rotate (1.76260801158907) translate (3.14937051647121cm 18.1692178303118cm)" svg:viewBox="0 0 16520 11006" svg:d="M0 11006c11117-3 16520-11006 16520-11006">
          <text:p/>
        </draw:path>
        <draw:path draw:style-name="gr4" draw:text-style-name="P1" draw:layer="layout" svg:width="7.123cm" svg:height="4.095cm" draw:transform="skewX (0.0918043186549017) rotate (0.776322451287078) translate (6.497cm 13.7cm)" svg:viewBox="0 0 7124 4096" svg:d="M0 0c8454 1 7035 4096 7035 409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8T10:01:43.082742226</dc:date>
    <meta:editing-duration>PT12M20S</meta:editing-duration>
    <meta:editing-cycles>3</meta:editing-cycles>
    <meta:generator>LibreOffice/7.3.7.2$Linux_X86_64 LibreOffice_project/30$Build-2</meta:generator>
    <meta:document-statistic meta:object-count="7"/>
  </office:meta>
</office:document-meta>
</file>